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Arrow" draw:marker-start-width="0.3cm" draw:marker-start-center="false" draw:marker-end="Arrow" draw:marker-end-width="0.3cm" draw:marker-end-center="false" draw:fill="none" draw:fill-color="#ffffff" draw:auto-grow-width="true" fo:min-height="0.452cm" fo:min-width="1.153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4a443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75ab24" draw:marker-start="Arrow_20_concave" draw:marker-start-width="0.131cm" draw:marker-start-center="false" draw:marker-end="Arrow_20_concave" draw:marker-end-width="0.131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Arrow" draw:marker-start-width="0.3cm" draw:marker-start-center="false" draw:marker-end="Arrow" draw:marker-end-width="0.3cm" draw:marker-end-center="false" draw:fill="none" draw:fill-color="#ffffff" draw:auto-grow-width="true" fo:min-height="0.452cm" fo:min-width="1.09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5ab2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4a44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75ab2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fo:color="#75ab24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draw:layer="layout" svg:width="1.671cm" svg:height="0.724cm" draw:transform="rotate (1.5707963267949) translate (7.921cm 15.192cm)">
            <draw:text-box>
              <text:p text:style-name="P1"><text:span text:style-name="T1">4</text:span><text:span text:style-name="T2">x </text:span><text:span text:style-name="T1">+ 7</text:span></text:p>
            </draw:text-box>
          </draw:frame>
          <draw:rect draw:style-name="gr2" draw:text-style-name="P3" draw:layer="layout" svg:width="4.493cm" svg:height="1.832cm" svg:x="8.888cm" svg:y="13.524cm">
            <text:p/>
          </draw:rect>
          <draw:line draw:style-name="gr3" draw:text-style-name="P4" draw:layer="layout" svg:x1="8.888cm" svg:y1="15.612cm" svg:x2="13.351cm" svg:y2="15.612cm">
            <text:p/>
          </draw:line>
          <draw:line draw:style-name="gr3" draw:text-style-name="P4" draw:layer="layout" svg:x1="8.641cm" svg:y1="13.528cm" svg:x2="8.641cm" svg:y2="15.366cm">
            <text:p/>
          </draw:line>
          <draw:frame draw:style-name="gr4" draw:text-style-name="P2" draw:layer="layout" svg:width="1.608cm" svg:height="0.724cm" svg:x="10.364cm" svg:y="15.608cm">
            <draw:text-box>
              <text:p text:style-name="P1"><text:span text:style-name="T1">2</text:span><text:span text:style-name="T2">x </text:span><text:span text:style-name="T1">+ 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7:03:49.064088355</meta:creation-date>
    <dc:date>2019-06-16T17:14:15.605572268</dc:date>
    <meta:editing-duration>PT10M25S</meta:editing-duration>
    <meta:editing-cycles>4</meta:editing-cycles>
    <meta:generator>LibreOffice/5.2.7.2$Linux_X86_64 LibreOffice_project/20m0$Build-2</meta:generator>
    <meta:document-statistic meta:object-count="6"/>
  </office:meta>
</office:document-meta>
</file>